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hofar" svg:font-family="Shofar" style:font-pitch="variable"/>
  </office:font-face-decls>
  <office:automatic-styles>
    <style:style style:name="P1" style:family="paragraph" style:parent-style-name="Preformatted_20_Text">
      <style:text-properties style:font-name="Shofar" fo:font-size="14pt" style:font-size-asian="14pt" style:font-name-complex="Shofar" style:font-size-complex="14pt"/>
    </style:style>
    <style:style style:name="P2" style:family="paragraph" style:parent-style-name="Preformatted_20_Text">
      <style:paragraph-properties style:writing-mode="lr-tb"/>
      <style:text-properties style:font-name="Shofar" fo:font-size="14pt" fo:background-color="#77bc65" style:font-size-asian="14pt" style:font-name-complex="Shofar" style:font-size-complex="14pt"/>
    </style:style>
    <style:style style:name="P3" style:family="paragraph" style:parent-style-name="Preformatted_20_Text">
      <style:paragraph-properties fo:text-align="end" style:justify-single-word="false" style:writing-mode="rl-tb"/>
      <style:text-properties style:font-name="Shofar" fo:font-size="14pt" fo:background-color="#77bc65" style:font-size-asian="14pt" style:font-name-complex="Shofar" style:font-size-complex="14pt"/>
    </style:style>
    <style:style style:name="P4" style:family="paragraph" style:parent-style-name="Preformatted_20_Text">
      <style:paragraph-properties fo:margin-left="1.251cm" fo:text-align="end" style:justify-single-word="false" fo:text-indent="0cm" style:auto-text-indent="false" style:writing-mode="rl-tb"/>
      <style:text-properties style:font-name="Shofar" fo:font-size="14pt" officeooo:paragraph-rsid="0017239f" fo:background-color="#77bc65" style:font-size-asian="14pt" style:font-name-complex="Shofar" style:font-size-complex="14pt"/>
    </style:style>
    <style:style style:name="P5" style:family="paragraph" style:parent-style-name="Preformatted_20_Text">
      <style:paragraph-properties fo:margin-left="1.251cm" fo:text-align="end" style:justify-single-word="false" fo:text-indent="0cm" style:auto-text-indent="false" style:writing-mode="rl-tb"/>
      <style:text-properties style:font-name="Shofar" fo:font-size="14pt" fo:background-color="#77bc65" style:font-size-asian="14pt" style:font-name-complex="Shofar" style:font-size-complex="14pt"/>
    </style:style>
    <style:style style:name="P6" style:family="paragraph" style:parent-style-name="Preformatted_20_Text">
      <style:paragraph-properties fo:text-align="end" style:justify-single-word="false" style:writing-mode="rl-tb"/>
      <style:text-properties style:font-name="Shofar" fo:font-size="14pt" officeooo:paragraph-rsid="00139e6f" fo:background-color="#77bc65" style:font-size-asian="14pt" style:font-name-complex="Shofar" style:font-size-complex="14pt"/>
    </style:style>
    <style:style style:name="P7" style:family="paragraph" style:parent-style-name="Preformatted_20_Text">
      <style:paragraph-properties fo:margin-left="1.251cm" fo:text-align="end" style:justify-single-word="false" fo:text-indent="0cm" style:auto-text-indent="false" style:writing-mode="rl-tb"/>
      <style:text-properties style:font-name="Shofar" fo:font-size="14pt" officeooo:paragraph-rsid="00139e6f" fo:background-color="#77bc65" style:font-size-asian="14pt" style:font-name-complex="Shofar" style:font-size-complex="14pt"/>
    </style:style>
    <style:style style:name="P8" style:family="paragraph" style:parent-style-name="Preformatted_20_Text">
      <style:text-properties style:font-name="Shofar" fo:font-size="14pt" fo:background-color="#77bc65" style:font-size-asian="14pt" style:font-name-complex="Shofar" style:font-size-complex="14pt"/>
    </style:style>
    <style:style style:name="P9" style:family="paragraph" style:parent-style-name="Preformatted_20_Text">
      <style:text-properties style:font-name="Shofar" fo:font-size="14pt" officeooo:paragraph-rsid="001e991a" style:font-size-asian="14pt" style:font-name-complex="Shofar" style:font-size-complex="14pt"/>
    </style:style>
    <style:style style:name="P10" style:family="paragraph" style:parent-style-name="Preformatted_20_Text">
      <style:paragraph-properties fo:text-align="end" style:justify-single-word="false" style:writing-mode="rl-tb"/>
      <style:text-properties style:font-name="Shofar" fo:font-size="14pt" officeooo:paragraph-rsid="001e991a" fo:background-color="#77bc65" style:font-size-asian="14pt" style:font-name-complex="Shofar" style:font-size-complex="14pt"/>
    </style:style>
    <style:style style:name="P11" style:family="paragraph" style:parent-style-name="Preformatted_20_Text">
      <style:paragraph-properties fo:text-align="end" style:justify-single-word="false" style:writing-mode="rl-tb"/>
      <style:text-properties style:font-name="Shofar" fo:font-size="14pt" style:font-size-asian="14pt" style:font-name-complex="Shofar" style:font-size-complex="14pt"/>
    </style:style>
    <style:style style:name="P12" style:family="paragraph" style:parent-style-name="Preformatted_20_Text">
      <style:paragraph-properties fo:margin-left="1.251cm" fo:text-align="end" style:justify-single-word="false" fo:text-indent="0cm" style:auto-text-indent="false" style:writing-mode="rl-tb"/>
      <style:text-properties style:font-name="Shofar" fo:font-size="14pt" style:font-size-asian="14pt" style:font-name-complex="Shofar" style:font-size-complex="14pt"/>
    </style:style>
    <style:style style:name="P13" style:family="paragraph" style:parent-style-name="Preformatted_20_Text">
      <style:paragraph-properties fo:text-align="end" style:justify-single-word="false" style:writing-mode="rl-tb"/>
      <style:text-properties style:font-name="Shofar" fo:font-size="14pt" officeooo:rsid="00148d44" officeooo:paragraph-rsid="00148d44" style:font-size-asian="14pt" style:font-name-complex="Shofar" style:font-size-complex="14pt"/>
    </style:style>
    <style:style style:name="T1" style:family="text">
      <style:text-properties officeooo:rsid="0017239f"/>
    </style:style>
    <style:style style:name="T2" style:family="text">
      <style:text-properties fo:background-color="#77bc65" loext:char-shading-value="0"/>
    </style:style>
    <style:style style:name="T3" style:family="text">
      <style:text-properties officeooo:rsid="00230d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VShow ***database = NULL;</text:p>
      <text:p text:style-name="P1">int dbSize = 0;</text:p>
      <text:p text:style-name="P1"/>
      <text:p text:style-name="P1">int getInt();</text:p>
      <text:p text:style-name="P1"/>
      <text:p text:style-name="P1">int validLength(char *s);</text:p>
      <text:p text:style-name="P1">int countShows();</text:p>
      <text:p text:style-name="P1"/>
      <text:p text:style-name="P1"/>
      <text:p text:style-name="P2">void shrinkDB() {</text:p>
      <text:p text:style-name="P3">\\צמצום</text:p>
      <text:p text:style-name="P3">(אלגוריתם לדחיסה לפני כיווץ הלוח הרחבת הלוח; במסד הנתונים, “תא פנוי" הוא מקום שבו המצביע לסדרה הוא ריק).</text:p>
      <text:p text:style-name="P3">לתשומת לב: חיפוש התא הקודם ייעשה באמצעות <text:s/>DBPrev, אבל עם גדלים שונים: איתור המקומות הפנויים יבוצע באמצעות DBNext(int row, int column, int size-1) ואיתור המקומות המלאים עם הגודל "הנכון". הוא מחזיר זוגות – צריך לקלוט את הפלט לזוג ולהשתמש באיבריו ככתובת.</text:p>
      <text:p text:style-name="P3">מגדיר שני אינדקסים <text:span text:style-name="T1">(דו ממדיים)</text:span>: <text:span text:style-name="T1">יעד</text:span>, <text:span text:style-name="T1">מקור</text:span>. “<text:span text:style-name="T1">יעד" מתחיל מהסוף המצומצם של מסד הנתונים</text:span> (<text:span text:style-name="T1">מקור יאותחל בלולאה</text:span>).</text:p>
      <text:p text:style-name="P3">לולאה ללא תנאי:</text:p>
      <text:p text:style-name="P4"><text:span text:style-name="T1">(לולאה) </text:span>מחפש <text:span text:style-name="T1">עבור "יעד" </text:span>את התא הפנוי הקודם <text:span text:style-name="T1">אחורה </text:span>מ<text:span text:style-name="T1">ה</text:span>מקום הפנוי הנוכחי. </text:p>
      <text:p text:style-name="P4">אם "<text:span text:style-name="T1">יעד</text:span>" יצא מהלוח, שבור.</text:p>
      <text:p text:style-name="P5">אינדקס <text:span text:style-name="T1">מקור </text:span>מעתיק את <text:span text:style-name="T1">יעד</text:span>. </text:p>
      <text:p text:style-name="P4">(לולאה<text:span text:style-name="T1">)</text:span> <text:span text:style-name="T1">עבור "יעד" </text:span>את התא <text:span text:style-name="T1">התפוס</text:span> הקודם <text:span text:style-name="T1">אחורה </text:span>מ<text:span text:style-name="T1">ה</text:span>מקום הפנוי הנוכחי.</text:p>
      <text:p text:style-name="P5">אם "<text:span text:style-name="T1">יעד</text:span>" יצא מהלוח, שבור.</text:p>
      <text:p text:style-name="P5">מעתיק את הכתובת שבתא <text:span text:style-name="T1">של </text:span>"<text:span text:style-name="T1">מקור</text:span>" <text:span text:style-name="T1">במערך</text:span> לתא <text:span text:style-name="T1">של </text:span>"<text:span text:style-name="T1">יעד</text:span>" <text:span text:style-name="T1">במערך</text:span>. </text:p>
      <text:p text:style-name="P5">מאפס את המצביע ש<text:span text:style-name="T1">במערך בתא "מקור".</text:span></text:p>
      <text:p text:style-name="P3"/>
      <text:p text:style-name="P3">\\הקטנת מסד הנתונים</text:p>
      <text:p text:style-name="P3">--dbSize</text:p>
      <text:p text:style-name="P3">שחרר את TVShow[dbSize] (זו השורה שעכשיו גדולה מדי ואמורה להיות ריקה)</text:p>
      <text:p text:style-name="P6">לולאה: כל עוד אינדקס = 0 קטן ממש מdbSize: </text:p>
      <text:p text:style-name="P7">הקצאה מחדש של TVShow[אינדקס] לגודל dbSize החדש</text:p>
      <text:p text:style-name="P8">}</text:p>
      <text:p text:style-name="P8">void expandDB() {</text:p>
      <text:p text:style-name="P3">++dbSize</text:p>
      <text:p text:style-name="P3">לולאה: אינדקס מאפס כל עוד הוא קטן ממש מ dbSize-1, קח את database[i] ותקצה לו מחדש מערך מצביעים לסדרות בגודל dbSize</text:p>
      <text:p text:style-name="P3">הקצה זיכרון לשורה <text:s/>database[dbSize], באותו גודל.</text:p>
      <text:p text:style-name="P3"/>
      <text:p text:style-name="P3">(אלגוריתם לדחיסה אחרי הרחבת הלוח; במסד הנתונים, “תא פנוי" הוא מקום שבו המצביע לסדרה הוא ריק).</text:p>
      <text:p text:style-name="P3">להלן, חיפוש התא הבא ייעשה באמצעות <text:s/>DBNext. הוא מחזיר זוגות – צריך לקלוט את הפלט לזוג ולהשתמש באיבריו ככתובת.</text:p>
      <text:p text:style-name="P3">מגדיר שני אינדקסים: מקום פנוי, מקום להעברה. שניהם מתחילים מתחילת מסד הנתונים.</text:p>
      <text:p text:style-name="P3">לולאה ללא תנאי (חיפושים באמצעות DBNext):</text:p>
      <text:p text:style-name="P3">מחפש את התא הפנוי הבא החל ממקום הפנוי הנוכחי ומפנה אליו את "מקום פנוי". (לולאה כל עוד מקום פנוי במסד הנתונים != NULL ולא יצאנו מהלוח מגדיל את האינדקס). אם "מקום פנוי" יצא מהלוח, שבור.</text:p>
      <text:p text:style-name="P3">אינדקס מקום להעברה מעתיק את מקום פנוי. </text:p>
      <text:p text:style-name="P3">(לולאה נוספת: כל עוד מקום להעברה במסד הנתונים != NULL ולא יצאנו מהלוח מגדיל את האינדקס).</text:p>
      <text:p text:style-name="P3">אם "מקום להעברה" יצא מהלוח, שבור.</text:p>
      <text:p text:style-name="P3">מעתיק את הכתובת שבתא "מקום להעברה" לתא "מקום פנוי". </text:p>
      <text:p text:style-name="P3">מאפס את המצביע שבמקום להעברה.</text:p>
      <text:p text:style-name="P8">}</text:p>
      <text:p text:style-name="P8"/>
      <text:p text:style-name="P1"/>
      <text:p text:style-name="P1">Season *findSeason(TVShow *show, char *name);</text:p>
      <text:p text:style-name="P1">Episode *findEpisode(Season *season, char *name);</text:p>
      <text:p text:style-name="P1"/>
      <text:p text:style-name="P1">void addSeason();</text:p>
      <text:p text:style-name="P1">void addEpisode();</text:p>
      <text:p text:style-name="P1"/>
      <text:p text:style-name="P1"/>
      <text:p text:style-name="P1"/>
      <text:p text:style-name="P1">void printEpisode();</text:p>
      <text:p text:style-name="P1">void printShow();</text:p>
      <text:p text:style-name="P1">void printArray();</text:p>
      <text:p text:style-name="P1"/>
      <text:p text:style-name="P1"/>
      <text:p text:style-name="P1">char *getString() {</text:p>
      <text:p text:style-name="P3">יהי משתנה “גודל מירבי”, הוא יאחסן את הגודל של הקלט (בהתחלה 16 תווים, יהיה DEFINE).</text:p>
      <text:p text:style-name="P3">יהי מצביע (זמני – לבדוק שאחר כך הוא מועתק ללוח של התוכניות).</text:p>
      <text:p text:style-name="P3">יוקצה לו זיכרון לפי "גודל מירבי"</text:p>
      <text:p text:style-name="P3">בדיקת המצביע</text:p>
      <text:p text:style-name="P3">יהי משתנה "גודל המחרוזת". </text:p>
      <text:p text:style-name="P3">יהי נתון משתמש. אני מקבל ממנו קלט.</text:p>
      <text:p text:style-name="P3">תבוצע לולאה אינסופית של getchar. הלולאה קולטת כל פעם תו: </text:p>
      <text:p text:style-name="P3">בודקת אם הוא \n</text:p>
      <text:p text:style-name="P3">אם כן הפונקציה מכניסה \0 לתא מחרוזת[גודל בפועל]</text:p>
      <text:p text:style-name="P3">מחזירה את המצביע</text:p>
      <text:p text:style-name="P3">אם לא, היא מגדילה באחד את נתון הגודל בפועל. </text:p>
      <text:p text:style-name="P3">בודקת אם הגודל בפועל+1 גדול מהגודל המרבי:</text:p>
      <text:p text:style-name="P3"><text:tab/>אם כן, מכפילה את "גודל מירבי",</text:p>
      <text:p text:style-name="P3"><text:tab/>מקצה זיכרון מחדש</text:p>
      <text:p text:style-name="P3"><text:tab/>בודקת את המצביע</text:p>
      <text:p text:style-name="P3">מכניסה למחרוזת את התו</text:p>
      <text:p text:style-name="P1">}</text:p>
      <text:p text:style-name="P1"/>
      <text:p text:style-name="P9">void addShow(){</text:p>
      <text:p text:style-name="P10">כאן אני מדפיס לו שאלה על השם של התוכנית.</text:p>
      <text:p text:style-name="P3">מקבל מחרוזת char *getString() למצביע זמני</text:p>
      <text:p text:style-name="P3">אם findShow של המחרוזת != NULL:</text:p>
      <text:p text:style-name="P3">, "Show already exists”, שחרור המחרוזת וחזרה. </text:p>
      <text:p text:style-name="P3">אם התא האחרון במערך database אינו ריק: expandDB.</text:p>
      <text:p text:style-name="P3">יוצר אובייקט TVShow (באמצעות מצביע זמני והקצאת זיכרון)</text:p>
      <text:p text:style-name="P3"><text:tab/>מעתיק את המצביע של שם המחרוזת לתוך TVShow→name</text:p>
      <text:p text:style-name="P11">מריץ <text:s/>insertDB עם המחרוזת שלי שירוץ על המחרוזות, יסדר אותן ויכניס את המצביע שלי במקום הנכון לי את המצביע הנכון (תא שכבר דחפנו ממנו והלאה את כל המחרוזות הבאות)</text:p>
      <text:p text:style-name="P1">}</text:p>
      <text:p text:style-name="P1"/>
      <text:p text:style-name="P1">TVShow *findShow(char *name) {</text:p>
      <text:p text:style-name="P3">עובר על כל המאגר</text:p>
      <text:p text:style-name="P3">משווה כל מחרוזת עם המחרוזת הנתונה. אם קודם מגיע החוצה מהמאגר או מגיע למצביע NULL, מחזיר NULL. אם מגיע למצב שבו השוואת המחרוזות נותנת 0 (שוויון), מחזיר מצביע לאותו מקום (כלומר מצביע למצביע).</text:p>
      <text:p text:style-name="P1">}</text:p>
      <text:p text:style-name="P1"/>
      <text:p text:style-name="P1"/>
      <text:p text:style-name="P1">void injectShow(TVShow *insertShow) {</text:p>
      <text:p text:style-name="P11"><text:span text:style-name="T2">רץ על המצביעים במסד הנתונים (כאן צריך לבדוק שאיני גולש מגודל מסד הנתונים). </text:span></text:p>
      <text:p text:style-name="P3">אם המצביע NULL, מעתיק את את המצביע החדש למצביע הזה (זה מקרה שבו הגעתי לסוף הרשימה) <text:span text:style-name="T3">ומחזיר.</text:span></text:p>
      <text:p text:style-name="P3">משווה את המחרוזת הנתונה לכל אחד מהם.</text:p>
      <text:p text:style-name="P5">אם מתקבל שהמחרוזת גדולה יותר, ממשיך <text:span text:style-name="T3">בלולאה;</text:span></text:p>
      <text:p text:style-name="P5">\\ הערה על זה שהמקרה שבו המחרוזת שווה כבר נבחן</text:p>
      <text:p text:style-name="P12">אם מתקבל שהמחרוזת קטנה יותר, שומר את כתובת המצביע הזה בערך שיוחזר בהמשך. </text:p>
      <text:p text:style-name="P11">שומר באיזה מצביע tmp את הכתובת שאליה מצביע המצביע הבא</text:p>
      <text:p text:style-name="P11">מתחיל לדחוף מכאן את המחרוזות קדימה באמצעות לולאה:</text:p>
      <text:p text:style-name="P11">מעתיק את הכתובת שאליה מצביע המצביע הנוכחי למצביע הבא</text:p>
      <text:p text:style-name="P11">שומר את הכתובת שאליה מצביע המצביע שאחריו ← tmp</text:p>
      <text:p text:style-name="P11">עצירה אם הכתובת הזו היא NULL</text:p>
      <text:p text:style-name="P11">אם הגעתי לכאן, זה אומר שפיניתי מקום. מחזיר את כתובתו של המצביע הנבחר</text:p>
      <text:p text:style-name="P1">}</text:p>
      <text:p text:style-name="P1"/>
      <text:h text:style-name="Heading_20_1" text:outline-level="1">מחיקות</text:h>
      <text:p text:style-name="P1"/>
      <text:p text:style-name="P1">void deleteShow() {</text:p>
      <text:p text:style-name="P11">מקבל מהמשתמש מחרוזת עם שם של סדרה.</text:p>
      <text:p text:style-name="P11">יהי מצביע שווה חיפוש על ידי <text:s/>findShow של המחרוזת עם שם זה.</text:p>
      <text:p text:style-name="P11">אם מצביע זה == NULL:</text:p>
      <text:p text:style-name="P11">משיב Show not found.</text:p>
      <text:p text:style-name="P11">מחזיר את הפונקציה.</text:p>
      <text:p text:style-name="P11">קורא לפונקציה freeShow(TVShow *show) עם המצביע שלנו (הוא מצביע למצביע, צריך להעביר את המוצבע שלו כדי שיתקבל מצביע לסדרה), וכך לשחרר מהזיכרון את הסדרה הזו (ולפני כן את כל מה שתחתיה).</text:p>
      <text:p text:style-name="P11">חזור למסד הנתונים לדרוס אותה: את המוצבע של המצביע שלנו יש לרוקן (NULL). </text:p>
      <text:p text:style-name="P11">קח את כל המשתנים שאחרי המצביע שלה ומשוך אותם אחורה באמצעות לולאה. כל עוד הכתובת הבאה לא מצביעה על NULL:</text:p>
      <text:p text:style-name="P11">העתק את הכתובת של הבא לכתובת של הנוכחי.</text:p>
      <text:p text:style-name="P11">הפנה לNULL את הכתובת האחרונה.</text:p>
      <text:p text:style-name="P11">\\בדוק אם צריך לקצר את DB (אם כפל של השורה והעמודה קטן מריבוע (גודל המאגר – 1). אם כן, shrinkDB.</text:p>
      <text:p text:style-name="P11"/>
      <text:p text:style-name="P1">}</text:p>
      <text:p text:style-name="P1"/>
      <text:p text:style-name="P1"/>
      <text:p text:style-name="P1">void deleteSeason() {</text:p>
      <text:p text:style-name="P1"/>
      <text:p text:style-name="P11">מקבל שם של עונה (מחרוזת).</text:p>
      <text:p text:style-name="P1"/>
      <text:p text:style-name="P1">}</text:p>
      <text:p text:style-name="P1"/>
      <text:p text:style-name="P1"/>
      <text:p text:style-name="P1"/>
      <text:p text:style-name="P1"/>
      <text:p text:style-name="P1">void deleteEpisode();</text:p>
      <text:p text:style-name="P1"/>
      <text:h text:style-name="Heading_20_1" text:outline-level="1">שחרורים</text:h>
      <text:p text:style-name="P1"/>
      <text:p text:style-name="P1">void freeEpisode(Episode *e); {</text:p>
      <text:p text:style-name="P11">ניגש לפרק הנוכחי. משחרר את שתי המחרוזות name, length ואז את הפרק עצמו (free). </text:p>
      <text:p text:style-name="P11">\\באחריותה של פונקציה הקוראת לפונקציה הזו לשמור מצביע לפרק הבא לפני הקריאה</text:p>
      <text:p text:style-name="P1">}</text:p>
      <text:p text:style-name="P1"/>
      <text:p text:style-name="P1">void freeSeason(Season *s); {</text:p>
      <text:p text:style-name="P11">ניגש לעונה הנבחרת←פרק. הפרק הזה יישמר בתור "נוכחי". נעתיק ממנו את "הבא" שלו. כל עוד "הבא" אינו NULL:</text:p>
      <text:p text:style-name="P11">"שחרר" את "נוכחי" (על ידי הפונקציה freeEpisode).</text:p>
      <text:p text:style-name="P11">העתק את המצביע "הבא" אל "נוכחי".</text:p>
      <text:p text:style-name="P11">העתק את המצביע הבא (הפרק ש"נוכחי" מצביע עליו) ל"הבא"</text:p>
      <text:p text:style-name="P11">חזור לעונה. עכשיו עלינו לשחרר (הפעם free):</text:p>
      <text:p text:style-name="P11">את המחרוזת name</text:p>
      <text:p text:style-name="P11">את העונה עצמה</text:p>
      <text:p text:style-name="P11">\\באחריותה של פונקציה הקוראת לפונקציה הזו לשמור מצביע לעונה הבאה לפני הקריאה</text:p>
      <text:p text:style-name="P1">}</text:p>
      <text:p text:style-name="P1"/>
      <text:p text:style-name="P1"/>
      <text:p text:style-name="P1">void freeShow(TVShow *show) {</text:p>
      <text:p text:style-name="P1"/>
      <text:p text:style-name="P11">ניגש לסדרה הנבחרת←עונה. העונה הזו תישמר בתור "נוכחי". נעתיק ממנה את "הבא" שלה. כל עוד "הבא" אינו NULL:</text:p>
      <text:p text:style-name="P11">"שחרר" את "נוכחי" (על ידי הפונקציה הייעודית freeSeason).</text:p>
      <text:p text:style-name="P11">העתק את המצביע "הבא" אל "נוכחי".</text:p>
      <text:p text:style-name="P11">העתק את המצביע הבא (הפרק ש"נוכחי" מצביע עליו) ל"הבא"</text:p>
      <text:p text:style-name="P11">חזור לסדרה. עכשיו שחרר (הפעם free):</text:p>
      <text:p text:style-name="P11">את המחרוזת name</text:p>
      <text:p text:style-name="P11">את הסדרה עצמה</text:p>
      <text:p text:style-name="P11">\\באחריותה של פונקציה הקוראת לפונקציה הזו להבין שעכשיו הסדרה הזו מחוקה, להפוך את המצביע שלה לNULL ולדחוס את המערך בחזרה</text:p>
      <text:p text:style-name="P1">}</text:p>
      <text:p text:style-name="P1">void freeAll();</text:p>
      <text:p text:style-name="P13">\\עובר על כל המערך של הסדרות על ידי לולאה פשוטה ומבצע בכל סדרה <text:s/>freeShow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hofar" svg:font-family="Shof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end" style:justify-single-word="false" style:writing-mode="rl-tb"/>
      <style:text-properties fo:font-size="18pt" fo:font-weight="bold" style:font-size-asian="18pt" style:font-weight-asian="bold" style:font-name-complex="Shofar" style:font-family-complex="Shofar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29T15:30:56.090541774</dc:date>
    <meta:editing-duration>PT21H13M43S</meta:editing-duration>
    <meta:editing-cycles>6</meta:editing-cycles>
    <meta:generator>LibreOffice/25.8.4.2$Linux_X86_64 LibreOffice_project/580$Build-2</meta:generator>
    <meta:document-statistic meta:table-count="0" meta:image-count="0" meta:object-count="0" meta:page-count="1" meta:paragraph-count="137" meta:word-count="1065" meta:character-count="6083" meta:non-whitespace-character-count="5128"/>
  </office:meta>
</office:document-meta>
</file>